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1018" table:default-cell-style-name="Default"/>
        <table:table-row table:style-name="ro1">
          <table:table-cell office:value-type="string">
            <text:p>choice Scor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/>
          <table:table-cell office:value-type="string">
            <text:p>win scor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2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5">05.12.2022</text:date>, <text:time>22:52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ergmann</meta:initial-creator>
    <meta:creation-date>2022-12-05T22:48:39.76</meta:creation-date>
    <dc:date>2022-12-05T22:52:55.20</dc:date>
    <dc:creator>Daniel Bergmann</dc:creator>
    <meta:editing-duration>PT4M16S</meta:editing-duration>
    <meta:editing-cycles>3</meta:editing-cycles>
    <meta:generator>OpenOffice/4.1.11$Win32 OpenOffice.org_project/4111m1$Build-9808</meta:generator>
    <meta:document-statistic meta:table-count="3" meta:cell-count="32" meta:object-count="0"/>
  </office:meta>
</office:document-meta>
</file>